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T3" style:family="text">
      <style:text-properties fo:color="#000000" loext:opacity="100%" style:font-name="Geneva" fo:font-size="12pt" fo:font-weight="bold" officeooo:rsid="00081e19" style:font-name-asian="Geneva" style:font-size-asian="12pt" style:font-weight-asian="bold" style:font-name-complex="Geneva" style:font-size-complex="12pt" style:font-weight-complex="bold"/>
    </style:style>
    <style:style style:name="T4" style:family="text">
      <style:text-properties fo:color="#000000" loext:opacity="100%" style:font-name="Geneva" fo:font-size="12pt" fo:font-weight="bold" officeooo:rsid="00087885" style:font-name-asian="Geneva" style:font-size-asian="12pt" style:font-weight-asian="bold" style:font-name-complex="Geneva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SQLLOCK&gt;</text:span><text:span text:style-name="T2">&amp;%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dc:date>2025-04-16T07:52:26.686909585</dc:date>
    <meta:editing-duration>PT12M14S</meta:editing-duration>
    <meta:editing-cycles>2</meta:editing-cycles>
    <meta:document-statistic meta:table-count="0" meta:image-count="0" meta:object-count="0" meta:page-count="1" meta:paragraph-count="1" meta:word-count="1" meta:character-count="11" meta:non-whitespace-character-count="11"/>
  </office:meta>
</office:document-meta>
</file>